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10 Pitch" svg:font-family="'Courier 10 Pitch'" style:font-adornments="Standard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0c0eb7" officeooo:paragraph-rsid="000c0eb7"/>
    </style:style>
    <style:style style:name="P2" style:family="paragraph" style:parent-style-name="Text_20_body">
      <style:text-properties officeooo:rsid="000ee15a" officeooo:paragraph-rsid="000ee15a"/>
    </style:style>
    <style:style style:name="P3" style:family="paragraph" style:parent-style-name="Text_20_body">
      <style:text-properties officeooo:paragraph-rsid="000ee15a"/>
    </style:style>
    <style:style style:name="P4" style:family="paragraph" style:parent-style-name="code">
      <style:text-properties officeooo:paragraph-rsid="000ee15a"/>
    </style:style>
    <style:style style:name="P5" style:family="paragraph" style:parent-style-name="code">
      <style:text-properties officeooo:rsid="000ee15a" officeooo:paragraph-rsid="000ee15a"/>
    </style:style>
    <style:style style:name="P6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" style:family="paragraph" style:parent-style-name="Text_20_body" style:list-style-name="List_20_3"/>
    <style:style style:name="P9" style:family="paragraph" style:parent-style-name="Text_20_body" style:list-style-name="L1">
      <style:text-properties officeooo:rsid="000c0eb7" officeooo:paragraph-rsid="000c0eb7"/>
    </style:style>
    <style:style style:name="P10" style:family="paragraph" style:parent-style-name="Text_20_body" style:list-style-name="L2">
      <style:text-properties officeooo:rsid="000ee15a" officeooo:paragraph-rsid="000ee15a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officeooo:rsid="000ddeb3"/>
    </style:style>
    <style:style style:name="T3" style:family="text">
      <style:text-properties officeooo:rsid="000ee15a"/>
    </style:style>
    <style:style style:name="T4" style:family="text">
      <style:text-properties officeooo:rsid="000f616e"/>
    </style:style>
    <style:style style:name="Sect1" style:family="section">
      <style:section-properties fo:background-color="#ffffcc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name="Inhaltsverzeichnis1">
        <text:table-of-content-source text:outline-level="10" text:use-index-source-styles="tru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aufgabe_5f_überschrift"/>
            <text:index-source-style text:style-name="Heading_20_1"/>
            <text:index-source-style text:style-name="Heading_20_2"/>
            <text:index-source-style text:style-name="Heading_20_3"/>
          </text:index-source-styles>
        </text:table-of-content-source>
        <text:index-body>
          <text:index-title text:style-name="Sect2" text:name="Inhaltsverzeichnis1_Head">
            <text:p text:style-name="Contents_20_Heading">Inhaltsverzeichnis</text:p>
          </text:index-title>
          <text:p text:style-name="P7"><text:a xlink:type="simple" xlink:href="#__RefHeading__10082_2056004873" text:style-name="Internet_20_link" text:visited-style-name="Internet_20_link">1. </text:a>Übungen zum Sortieren<text:tab/>1</text:p>
          <text:p text:style-name="P6"><text:a xlink:type="simple" xlink:href="#__RefHeading__10084_2056004873" text:style-name="Internet_20_link" text:visited-style-name="Internet_20_link">1.1. </text:a>Ziele / Voraussetzungen<text:tab/>1</text:p>
          <text:p text:style-name="P6"><text:a xlink:type="simple" xlink:href="#__RefHeading__12469_2056004873" text:style-name="Internet_20_link" text:visited-style-name="Internet_20_link">1.2. </text:a>Aufgabe: int-txt-struct-Sort.c – Sortieren mit C<text:tab/>1</text:p>
        </text:index-body>
      </text:table-of-content>
      <text:p text:style-name="Text_20_body"/>
      <text:h text:style-name="Heading_20_1" text:outline-level="1" text:restart-numbering="true" text:start-value="-1"><text:bookmark-start text:name="__RefHeading__10082_2056004873"/>Übungen zum Sortieren<text:bookmark-end text:name="__RefHeading__10082_2056004873"/></text:h>
      <text:h text:style-name="Heading_20_2" text:outline-level="2"><text:bookmark-start text:name="__RefHeading__10084_2056004873"/>Ziele / Voraussetzungen<text:bookmark-end text:name="__RefHeading__10084_2056004873"/></text:h>
      <text:list xml:id="list199253929101842025" text:style-name="List_20_3">
        <text:list-item>
          <text:p text:style-name="P8">Voraussetzungen:</text:p>
          <text:list>
            <text:list-item>
              <text:p text:style-name="P8">Programmierung mit C und Java</text:p>
            </text:list-item>
            <text:list-item>
              <text:p text:style-name="P8">Arrays in der Praxis einsetzen können</text:p>
            </text:list-item>
          </text:list>
        </text:list-item>
        <text:list-item>
          <text:p text:style-name="P8">Ziele</text:p>
          <text:list>
            <text:list-item>
              <text:p text:style-name="P8">Komplexe, Algorithmen einsetzen und erstellen können</text:p>
            </text:list-item>
          </text:list>
        </text:list-item>
        <text:list-item text:start-value="1">
          <text:p text:style-name="P8">Quellen:</text:p>
          <text:list>
            <text:list-item>
              <text:p text:style-name="P8"><text:a xlink:type="simple" xlink:href="http://www.pronix.de/">www.pronix.de</text:a></text:p>
            </text:list-item>
          </text:list>
        </text:list-item>
      </text:list>
      <text:p text:style-name="Text_20_body"/>
      <text:h text:style-name="Heading_20_2" text:outline-level="2"><text:bookmark-start text:name="__RefHeading__12469_2056004873"/>Aufgabe: <text:span text:style-name="T2">int-txt-struct-</text:span>Sort.c – <text:span text:style-name="T3">Sortieren mit C</text:span><text:bookmark-end text:name="__RefHeading__12469_2056004873"/></text:h>
      <text:p text:style-name="P1">Das Programm soll</text:p>
      <text:list xml:id="list499223135337081143" text:style-name="L1">
        <text:list-item>
          <text:p text:style-name="P9">ein int-Array</text:p>
        </text:list-item>
        <text:list-item>
          <text:p text:style-name="P9">ein 2 dim. Text-Array </text:p>
        </text:list-item>
        <text:list-item>
          <text:p text:style-name="P9">ein struct-Array</text:p>
        </text:list-item>
      </text:list>
      <text:p text:style-name="P1"><text:span text:style-name="T3">mit folgenden Algorithmen </text:span>sortieren:</text:p>
      <text:list xml:id="list107907192634878477" text:style-name="L2">
        <text:list-item>
          <text:p text:style-name="P10">intBubbleSort(), txtBubbleSort(), structBubbleSort()</text:p>
        </text:list-item>
        <text:list-item>
          <text:p text:style-name="P10">qsort() - Die C-Funktion aus der C-Library</text:p>
        </text:list-item>
      </text:list>
      <text:p text:style-name="P1"/>
      <text:p text:style-name="P2">Bringen Sie das folgende Programm zum Laufen:</text:p>
      <text:p text:style-name="P2"/>
      <text:p text:style-name="code">// ahofmann, 2014</text:p>
      <text:p text:style-name="code">// int-txt-struct-sort.c</text:p>
      <text:p text:style-name="code">// sortieren in Arrays</text:p>
      <text:p text:style-name="code">// bubblesort</text:p>
      <text:p text:style-name="code">// qsort</text:p>
      <text:p text:style-name="code"/>
      <text:p text:style-name="code">#include &lt;stdio.h&gt;</text:p>
      <text:p text:style-name="code">#include &lt;stdlib.h&gt;</text:p>
      <text:p text:style-name="code">#include &lt;string.h&gt;</text:p>
      <text:p text:style-name="code"/>
      <text:p text:style-name="code">// Type decl</text:p>
      <text:p text:style-name="code"><text:soft-page-break/>// –-----------------------------------------------------------</text:p>
      <text:p text:style-name="code">typedef struct {</text:p>
      <text:p text:style-name="code"><text:tab/>int persnr;</text:p>
      <text:p text:style-name="code"><text:tab/>char name[80+1];</text:p>
      <text:p text:style-name="code">} TPERSON;</text:p>
      <text:p text:style-name="code"/>
      <text:p text:style-name="code">// F-Decl.</text:p>
      <text:p text:style-name="P4">// –-----------------------------------------------------------</text:p>
      <text:p text:style-name="P4">void intAusgabe(int* a, int len);</text:p>
      <text:p text:style-name="code">void txtAusgabe(char txt[][80+1], int zeilen);</text:p>
      <text:p text:style-name="code">void structAusgabe(TPERSON* alle, int len);</text:p>
      <text:p text:style-name="code"/>
      <text:p text:style-name="code">void intBubbleSort(int* a, int len);</text:p>
      <text:p text:style-name="code">void txtBubbleSort(char txt[][80+1], int zeilen);</text:p>
      <text:p text:style-name="code">void structBubbleSort(TPERSON* alle, int len); // <text:span text:style-name="T4">sortiert nach Name</text:span></text:p>
      <text:p text:style-name="code"/>
      <text:p text:style-name="code"/>
      <text:p text:style-name="code">// F-Decl f. qsort</text:p>
      <text:p text:style-name="P4">// –-----------------------------------------------------------</text:p>
      <text:p text:style-name="P4">int vergl_int(const void* pa, const void* pb);</text:p>
      <text:p text:style-name="code">int vergl_txt(const void* pa, const void* pb);</text:p>
      <text:p text:style-name="code">int vergl_struct_name(const void* pa, const void* pb);</text:p>
      <text:p text:style-name="code"/>
      <text:p text:style-name="code"/>
      <text:p text:style-name="code">int main(){</text:p>
      <text:p text:style-name="code"><text:tab/>// Array def.</text:p>
      <text:p text:style-name="code"><text:tab/>int arr[]= {7,23,-9,12,3};</text:p>
      <text:p text:style-name="code"><text:tab/>char txt[][80+1]={</text:p>
      <text:p text:style-name="code"><text:tab/><text:tab/>"wiese",</text:p>
      <text:p text:style-name="code"><text:tab/><text:tab/>"wald",</text:p>
      <text:p text:style-name="code"><text:tab/><text:tab/>"blume",</text:p>
      <text:p text:style-name="code"><text:tab/><text:tab/>"baum",</text:p>
      <text:p text:style-name="code"><text:tab/><text:tab/>"pilz"</text:p>
      <text:p text:style-name="code"><text:tab/><text:tab/>};</text:p>
      <text:p text:style-name="code"/>
      <text:p text:style-name="code"><text:tab/>TPERSON wir[]={</text:p>
      <text:p text:style-name="code"><text:tab/><text:tab/>{34, <text:tab/>"zeppelin"},</text:p>
      <text:p text:style-name="code"><text:tab/><text:tab/>{134, "maier"},</text:p>
      <text:p text:style-name="code"><text:tab/><text:tab/>{3, <text:tab/>"mustermann"},</text:p>
      <text:p text:style-name="code"><text:tab/><text:tab/>{11, <text:tab/>"wiese"},</text:p>
      <text:p text:style-name="code"><text:tab/><text:tab/>{4, <text:tab/>"pilz"}</text:p>
      <text:p text:style-name="code"><text:tab/><text:tab/>};</text:p>
      <text:p text:style-name="code"/>
      <text:p text:style-name="P5">#define BUBBLESORT</text:p>
      <text:p text:style-name="P4"><text:span text:style-name="T3">#ifdef </text:span>BUBBLESORT</text:p>
      <text:p text:style-name="code"><text:tab/>printf("\nVOR dem Sortieren mit BUBBLESORT ...\n");</text:p>
      <text:p text:style-name="code"><text:tab/>intAusgabe(arr, sizeof(arr)/sizeof(arr[0]));</text:p>
      <text:p text:style-name="code"><text:tab/>txtAusgabe(txt, sizeof(txt)/sizeof(txt[0]));</text:p>
      <text:p text:style-name="code"><text:tab/>structAusgabe(wir, sizeof(wir)/sizeof(wir[0]));</text:p>
      <text:p text:style-name="code"><text:tab/></text:p>
      <text:p text:style-name="code"><text:tab/></text:p>
      <text:p text:style-name="code"><text:soft-page-break/><text:tab/>intBubbleSort(arr, sizeof(arr)/sizeof(arr[0]));</text:p>
      <text:p text:style-name="code"><text:tab/>txtBubbleSort(txt, sizeof(txt)/sizeof(txt[0]));</text:p>
      <text:p text:style-name="code"><text:tab/>structBubbleSort(wir, sizeof(wir)/sizeof(wir[0]));</text:p>
      <text:p text:style-name="code"><text:tab/></text:p>
      <text:p text:style-name="code"><text:tab/>printf("\nNACH dem Sortieren mit BUBBLESORT...\n");</text:p>
      <text:p text:style-name="code"><text:tab/>intAusgabe(arr, sizeof(arr)/sizeof(arr[0]));</text:p>
      <text:p text:style-name="code"><text:tab/>txtAusgabe(txt, sizeof(txt)/sizeof(txt[0]));</text:p>
      <text:p text:style-name="code"><text:tab/>structAusgabe(wir, sizeof(wir)/sizeof(wir[0]));</text:p>
      <text:p text:style-name="code"><text:span text:style-name="T3">#endif</text:span><text:tab/></text:p>
      <text:p text:style-name="code"><text:tab/></text:p>
      <text:p text:style-name="P4"><text:span text:style-name="T3">#ifdef </text:span>QSORT</text:p>
      <text:p text:style-name="code"><text:tab/>printf("\nVOR dem Sortieren mit QSORT ...\n");</text:p>
      <text:p text:style-name="code"><text:tab/>intAusgabe(arr, sizeof(arr)/sizeof(arr[0]));</text:p>
      <text:p text:style-name="code"><text:tab/>txtAusgabe(txt, sizeof(txt)/sizeof(txt[0]));</text:p>
      <text:p text:style-name="code"><text:tab/>structAusgabe(wir, sizeof(wir)/sizeof(wir[0]));</text:p>
      <text:p text:style-name="code"><text:tab/></text:p>
      <text:p text:style-name="code"><text:tab/></text:p>
      <text:p text:style-name="code"><text:tab/>qsort(arr, sizeof(arr)/sizeof(arr[0]), sizeof(arr[0]), vergl_int);</text:p>
      <text:p text:style-name="code"><text:tab/>qsort(txt, sizeof(txt)/sizeof(txt[0]), sizeof(txt[0]), vergl_txt);</text:p>
      <text:p text:style-name="code"><text:tab/>qsort(wir, sizeof(wir)/sizeof(wir[0]), sizeof(wir[0]), vergl_struct_name);</text:p>
      <text:p text:style-name="code">//<text:tab/>qsort(wir, sizeof(wir)/sizeof(wir[0]), sizeof(wir[0]), vergl_struct_persnr);</text:p>
      <text:p text:style-name="code"><text:tab/></text:p>
      <text:p text:style-name="code"><text:tab/></text:p>
      <text:p text:style-name="code"><text:tab/>printf("\nNACH dem Sortieren mit QSORT...\n");</text:p>
      <text:p text:style-name="code"><text:tab/>intAusgabe(arr, sizeof(arr)/sizeof(arr[0]));</text:p>
      <text:p text:style-name="code"><text:tab/>txtAusgabe(txt, sizeof(txt)/sizeof(txt[0]));</text:p>
      <text:p text:style-name="code"><text:tab/>structAusgabe(wir, sizeof(wir)/sizeof(wir[0]));</text:p>
      <text:p text:style-name="code"/>
      <text:p text:style-name="code"><text:span text:style-name="T3">#endif</text:span><text:tab/></text:p>
      <text:p text:style-name="code"/>
      <text:p text:style-name="code"><text:tab/>return 0;</text:p>
      <text:p text:style-name="code">}</text:p>
      <text:p text:style-name="code"/>
      <text:p text:style-name="code"/>
      <text:p text:style-name="code"/>
      <text:p text:style-name="code">void intAusgabe(int* a, int len){</text:p>
      <text:p text:style-name="code"><text:tab/>int i;</text:p>
      <text:p text:style-name="code"><text:tab/>for(i=0; i &lt; len;i++)</text:p>
      <text:p text:style-name="code"><text:tab/><text:tab/>printf("%3i, ", a[i]);</text:p>
      <text:p text:style-name="code"><text:tab/>printf("\n");</text:p>
      <text:p text:style-name="code">}</text:p>
      <text:p text:style-name="code"/>
      <text:p text:style-name="code"/>
      <text:p text:style-name="code"/>
      <text:p text:style-name="code">void txtAusgabe(char txt[][80+1], int zeilen){</text:p>
      <text:p text:style-name="code"/>
      <text:p text:style-name="code">}</text:p>
      <text:p text:style-name="code"/>
      <text:p text:style-name="code"/>
      <text:p text:style-name="code"><text:soft-page-break/></text:p>
      <text:p text:style-name="code">void structAusgabe(TPERSON* alle, int len){</text:p>
      <text:p text:style-name="code"/>
      <text:p text:style-name="code">}</text:p>
      <text:p text:style-name="code"/>
      <text:p text:style-name="code">void intBubbleSort(int* a, int len){</text:p>
      <text:p text:style-name="code"><text:tab/>int fertig=0;</text:p>
      <text:p text:style-name="code"><text:tab/>int i, h;</text:p>
      <text:p text:style-name="code"><text:tab/>while(fertig==0){</text:p>
      <text:p text:style-name="code"><text:tab/><text:tab/>fertig=1;</text:p>
      <text:p text:style-name="code"><text:tab/><text:tab/></text:p>
      <text:p text:style-name="code"><text:tab/><text:tab/>for(i=0; i&lt; len -1; i++){</text:p>
      <text:p text:style-name="code"><text:tab/><text:tab/><text:tab/>if(a[i]&gt;a[i+1]){</text:p>
      <text:p text:style-name="code"><text:tab/><text:tab/><text:tab/><text:tab/>h= a[i];</text:p>
      <text:p text:style-name="code"><text:tab/><text:tab/><text:tab/><text:tab/>a[i]= a[i+1];</text:p>
      <text:p text:style-name="code"><text:tab/><text:tab/><text:tab/><text:tab/>a[i+1]= h;</text:p>
      <text:p text:style-name="code"><text:tab/><text:tab/><text:tab/><text:tab/></text:p>
      <text:p text:style-name="code"><text:tab/><text:tab/><text:tab/><text:tab/>fertig=0;</text:p>
      <text:p text:style-name="code"><text:tab/><text:tab/><text:tab/>}</text:p>
      <text:p text:style-name="code"><text:tab/><text:tab/>}</text:p>
      <text:p text:style-name="code"><text:tab/>}</text:p>
      <text:p text:style-name="code">}</text:p>
      <text:p text:style-name="code"/>
      <text:p text:style-name="code"/>
      <text:p text:style-name="code">void txtBubbleSort(char txt[][80+1], int zeilen){</text:p>
      <text:p text:style-name="code"/>
      <text:p text:style-name="code">}</text:p>
      <text:p text:style-name="code"/>
      <text:p text:style-name="code"/>
      <text:p text:style-name="code">void structBubbleSort(TPERSON* alle, int len){</text:p>
      <text:p text:style-name="code"/>
      <text:p text:style-name="code">}</text:p>
      <text:p text:style-name="code"/>
      <text:p text:style-name="code">// Vergleichsfunktionen f. qsort</text:p>
      <text:p text:style-name="P4">// –-----------------------------------------------------------</text:p>
      <text:p text:style-name="P4"/>
      <text:p text:style-name="P4"/>
      <text:p text:style-name="P4"/>
      <text:p text:style-name="P2"/>
      <text:p text:style-name="P3"><text:span text:style-name="Citation"><text:span text:style-name="T1"/></text:span></text:p>
      <text:p text:style-name="Text_20_body"><text:span text:style-name="Citation"><text:span text:style-name="T1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StarSymbol" svg:font-family="StarSymbol"/>
    <style:font-face style:name="Tahoma1" svg:font-family="Tahoma"/>
    <style:font-face style:name="Verdana" svg:font-family="Verdana"/>
    <style:font-face style:name="Courier New1" svg:font-family="'Courier New'" style:font-family-generic="modern"/>
    <style:font-face style:name="Courier 10 Pitch" svg:font-family="'Courier 10 Pitch'" style:font-adornments="Standard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3" svg:font-family="Verdana" style:font-family-generic="swiss" style:font-pitch="variable"/>
    <style:font-face style:name="Verdana1" svg:font-family="Verdana" style:font-adornments="Fett" style:font-family-generic="swiss" style:font-pitch="variable"/>
    <style:font-face style:name="Verdana2" svg:font-family="Verdana" style:font-adornments="Standard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marker draw:name="msArrowEnd_20_5" draw:display-name="msArrowEnd 5" svg:viewBox="0 0 210 210" svg:d="m105 0 105 210h-210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Verdana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/>
      <style:text-properties fo:font-size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>
        <style:drop-cap/>
      </style:paragraph-properties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background-color="transparent" fo:padding="0cm" fo:border-left="none" fo:border-right="none" fo:border-top="none" fo:border-bottom="2.49pt solid #993366" style:shadow="none">
        <style:drop-cap/>
        <style:background-image/>
      </style:paragraph-properties>
      <style:text-properties style:font-name="Verdana1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_20_1" style:next-style-name="Text_20_body" style:default-outline-level="2" style:class="text">
      <style:paragraph-properties fo:padding="0cm" fo:border-left="none" fo:border-right="none" fo:border-top="none" fo:border-bottom="0.99pt solid #993366"/>
      <style:text-properties fo:font-size="14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padding="0cm" fo:border-left="none" fo:border-right="none" fo:border-top="none" fo:border-bottom="0.51pt solid #993366" style:shadow="none"/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" fo:font-size="12pt" fo:font-weight="bold" style:font-name-asian="Lucida Sans Unicode" style:font-size-asian="12pt" style:font-weight-asian="bold" style:font-name-complex="Tahoma" style:font-size-complex="12pt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="Verdana" style:font-name-complex="Tahoma1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Verdana"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  <style:paragraph-properties fo:background-color="transparent" fo:padding="0.049cm" fo:border="0.06pt solid #000000" style:shadow="none">
        <style:background-image/>
      </style:paragraph-properties>
      <style:text-properties fo:font-size="11pt" fo:font-style="normal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="Verdana"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padding="0cm" fo:border-left="none" fo:border-right="none" fo:border-top="none" fo:border-bottom="2.49pt solid #993366" style:shadow="none" text:number-lines="false" text:line-number="0"/>
      <style:text-properties style:font-name="Verdana2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list-style-name="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6.999cm" style:type="right" style:leader-style="dotted" style:leader-text="."/>
        </style:tab-stops>
      </style:paragraph-properties>
      <style:text-properties fo:font-weight="bold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class="text" style:master-page-name="">
      <style:paragraph-properties style:page-number="auto" fo:background-color="#ffffff" fo:padding="0.049cm" fo:border="0.06pt solid #993366" style:shadow="none">
        <style:background-image/>
      </style:paragraph-properties>
      <style:text-properties style:font-name="Courier 10 Pitch" fo:font-size="11pt"/>
    </style:style>
    <style:style style:name="aufgabe" style:family="paragraph" style:parent-style-name="Standard" style:class="text">
      <style:paragraph-properties fo:background-color="#ccffff" fo:padding="0.049cm" fo:border="0.06pt solid #993366" style:shadow="none">
        <style:background-image/>
      </style:paragraph-properties>
      <style:text-properties fo:font-size="10pt"/>
    </style:style>
    <style:style style:name="merke" style:family="paragraph" style:parent-style-name="aufgabe" style:next-style-name="Standard" style:class="text">
      <style:paragraph-properties fo:background-color="#ffffcc" style:shadow="none">
        <style:drop-cap/>
        <style:background-image/>
      </style:paragraph-properties>
    </style:style>
    <style:style style:name="Rechtsgrundlagenverzeichnis" style:family="paragraph" style:parent-style-name="Standard">
      <style:paragraph-properties fo:margin-top="0cm" fo:margin-bottom="0.423cm" style:contextual-spacing="false">
        <style:tab-stops>
          <style:tab-stop style:position="15.24cm" style:type="right" style:leader-style="dotted" style:leader-text="."/>
        </style:tab-stops>
      </style:paragraph-properties>
      <style:text-properties fo:font-size="10pt" style:font-size-asian="10pt"/>
    </style:style>
    <style:style style:name="bsp_5f_lsg_20_Char" style:display-name="bsp_lsg Char" style:family="paragraph" style:next-style-name="Text_20_body">
      <style:paragraph-properties fo:orphans="2" fo:widows="2" fo:background-color="#ffffff" fo:padding-left="0.141cm" fo:padding-right="0.141cm" fo:padding-top="0.035cm" fo:padding-bottom="0.035cm" fo:border="0.51pt solid #000000">
        <style:background-image/>
      </style:paragraph-properties>
      <style:text-properties style:use-window-font-color="true" style:font-name="Courier New1" fo:font-size="10pt" fo:letter-spacing="-0.018cm" fo:language="de" fo:country="DE" style:font-name-asian="Arial" style:font-size-asian="10pt" style:font-name-complex="Times New Roman" style:font-size-complex="10pt" style:language-complex="ar" style:country-complex="SA"/>
    </style:style>
    <style:style style:name="HTML_20_Vorformatiert" style:display-name="HTML Vorformatiert" style:family="paragraph" style:parent-style-name="Standard">
      <style:text-properties style:font-name="Courier New1" fo:font-size="10pt" style:font-size-asian="10pt" style:font-name-complex="Courier New1"/>
    </style:style>
    <style:style style:name="Standard_20__28_Web_29_" style:display-name="Standard (Web)" style:family="paragraph" style:parent-style-name="Standard" style:next-style-name="Standard">
      <style:text-properties style:font-size-complex="12pt"/>
    </style:style>
    <style:style style:name="Formatvorlage_20_Standard_20__28_Web_29__20__2b__20_Fett" style:display-name="Formatvorlage Standard (Web) + Fett" style:family="paragraph" style:parent-style-name="Standard_20__28_Web_29_">
      <style:text-properties style:font-name="Verdana3" fo:font-weight="bold" style:font-weight-asian="bold" style:font-weight-complex="bold"/>
    </style:style>
    <style:style style:name="Listennummer" style:family="paragraph" style:list-style-name="WW8StyleNum">
      <style:paragraph-properties fo:margin-left="1.27cm" fo:margin-right="0.635cm" fo:orphans="2" fo:widows="2" fo:text-indent="-0.635cm" style:auto-text-indent="false">
        <style:tab-stops/>
      </style:paragraph-properties>
      <style:text-properties style:use-window-font-color="true" style:font-name="Verdana3" fo:font-size="10pt" fo:letter-spacing="-0.009cm" fo:language="de" fo:country="DE" style:font-name-asian="Arial" style:font-size-asian="10pt" style:font-name-complex="Times New Roman" style:font-size-complex="10pt" style:language-complex="ar" style:country-complex="SA"/>
    </style:style>
    <style:style style:name="Listennummer_20_Ende" style:display-name="Listennummer Ende" style:family="paragraph" style:parent-style-name="Listennummer" style:next-style-name="Text_20_body" style:list-style-name="WW8StyleNum1">
      <style:paragraph-properties fo:margin-left="1.27cm" fo:margin-right="0cm" fo:text-align="start" style:justify-single-word="false" fo:text-indent="-0.635cm" style:auto-text-indent="false"/>
      <style:text-properties style:font-name="Times New Roman" fo:font-size="10pt" fo:letter-spacing="normal" style:font-size-asian="10pt"/>
    </style:style>
    <style:style style:name="aufgabe_5f_überschrift" style:display-name="aufgabe_überschrift" style:family="paragraph" style:parent-style-name="Heading_20_3" style:next-style-name="aufgabe" style:default-outline-level="" style:list-style-name="">
      <style:paragraph-properties fo:background-color="transparent" fo:padding="0cm" fo:border-left="none" fo:border-right="none" fo:border-top="none" fo:border-bottom="0.06pt solid #993366" style:shadow="none">
        <style:tab-stops/>
        <style:drop-cap/>
        <style:background-image/>
      </style:paragraph-properties>
      <style:text-properties fo:font-size="10pt" fo:font-weight="bold"/>
    </style:style>
    <style:style style:name="ziel" style:family="paragraph" style:parent-style-name="Standard" style:next-style-name="Text_20_body">
      <style:paragraph-properties fo:keep-together="always" fo:background-color="#ffffff" fo:padding-left="0.212cm" fo:padding-right="0.141cm" fo:padding-top="0.035cm" fo:padding-bottom="0.035cm" fo:border="0.99pt solid #000000" fo:keep-with-next="always">
        <style:background-image/>
      </style:paragraph-properties>
      <style:text-properties fo:letter-spacing="-0.018cm"/>
    </style:style>
    <style:style style:name="Listenfortsetzung" style:family="paragraph" style:parent-style-name="Standard" style:list-style-name="WW8Num5">
      <style:paragraph-properties fo:margin-left="0cm" fo:margin-right="0cm" fo:margin-top="0cm" fo:margin-bottom="0.212cm" style:contextual-spacing="false" fo:text-indent="0cm" style:auto-text-indent="false"/>
      <style:text-properties style:font-name="Times New Roman" fo:font-weight="bold" style:font-weight-asian="bold"/>
    </style:style>
    <style:style style:name="normal" style:family="paragraph" style:parent-style-name="Standard">
      <style:paragraph-properties fo:margin-top="0.494cm" fo:margin-bottom="0.494cm" style:contextual-spacing="false"/>
      <style:text-properties fo:font-size="9pt" fo:language="en" fo:country="US" style:font-size-asian="9pt" style:font-size-complex="9pt"/>
    </style:style>
    <style:style style:name="Formatvorlage_20_normal_20__2b__20_Schwarz" style:display-name="Formatvorlage normal + Schwarz" style:family="paragraph" style:parent-style-name="normal">
      <style:text-properties fo:color="#000000" fo:font-size="10pt" style:font-size-asian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 style:parent-style-name="WW-Absatz-Standardschriftar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xample" style:family="text">
      <style:text-properties style:font-name="Courier New" style:font-name-asian="Courier New" style:font-name-complex="Courier New"/>
    </style:style>
    <style:style style:name="Definition" style:family="text"/>
    <style:style style:name="Absatz-Standardschriftart" style:family="text">
      <style:text-properties fo:language="de" fo:country="DE"/>
    </style:style>
    <style:style style:name="HTML_20_Schreibmaschine" style:display-name="HTML Schreibmaschine" style:family="text" style:parent-style-name="Absatz-Standardschriftart">
      <style:text-properties style:font-name="Courier New1" fo:font-size="10pt" style:font-size-asian="10pt" style:font-size-complex="10pt"/>
    </style:style>
    <style:style style:name="merke_20_Char" style:display-name="merke Char" style:family="text" style:parent-style-name="Absatz-Standardschriftart">
      <style:text-properties style:font-name="Verdana3" fo:letter-spacing="-0.009cm" style:language-complex="ar" style:country-complex="SA"/>
    </style:style>
    <style:style style:name="WW8Num78z0" style:family="text">
      <style:text-properties style:font-name="Symbol"/>
    </style:style>
    <style:style style:name="WW8Num78z1" style:family="text">
      <style:text-properties style:font-name="Courier New1"/>
    </style:style>
    <style:style style:name="WW8Num78z2" style:family="text">
      <style:text-properties style:font-name="Wingdings"/>
    </style:style>
    <style:style style:name="WW8Num52z0" style:family="text">
      <style:text-properties style:font-name="Symbol" fo:font-size="10pt" style:font-size-asian="10pt"/>
    </style:style>
    <style:style style:name="WW8Num52z1" style:family="text">
      <style:text-properties style:font-name="Courier New1" fo:font-size="10pt" style:font-size-asian="10pt"/>
    </style:style>
    <style:style style:name="WW8Num52z2" style:family="text">
      <style:text-properties style:font-name="Wingdings" fo:font-size="10pt" style:font-size-asian="10pt"/>
    </style:style>
    <style:style style:name="WW8Num103z0" style:family="text">
      <style:text-properties style:font-name="Symbol" fo:font-size="10pt" style:font-size-asian="10pt"/>
    </style:style>
    <style:style style:name="WW8Num103z1" style:family="text">
      <style:text-properties style:font-name="Courier New1" fo:font-size="10pt" style:font-size-asian="10pt"/>
    </style:style>
    <style:style style:name="WW8Num103z2" style:family="text">
      <style:text-properties style:font-name="Wingdings" fo:font-size="10pt" style:font-size-asian="10pt"/>
    </style:style>
    <style:style style:name="WW8Num55z1" style:family="text">
      <style:text-properties style:font-name="Courier New1" fo:font-size="10pt" style:font-size-asian="10pt"/>
    </style:style>
    <style:style style:name="WW8Num48z0" style:family="text">
      <style:text-properties style:font-name="Symbol" fo:font-size="10pt" style:font-size-asian="10pt"/>
    </style:style>
    <style:style style:name="WW8Num48z1" style:family="text">
      <style:text-properties style:font-name="Courier New1" fo:font-size="10pt" style:font-size-asian="10pt"/>
    </style:style>
    <style:style style:name="WW8Num48z2" style:family="text">
      <style:text-properties style:font-name="Wingdings" fo:font-size="10pt" style:font-size-asian="10pt"/>
    </style:style>
    <style:style style:name="WW8Num104z0" style:family="text">
      <style:text-properties style:font-name="Symbol" fo:font-size="10pt" style:font-size-asian="10pt"/>
    </style:style>
    <style:style style:name="WW8Num104z1" style:family="text">
      <style:text-properties style:font-name="Courier New1" fo:font-size="10pt" style:font-size-asian="10pt"/>
    </style:style>
    <style:style style:name="WW8Num104z2" style:family="text">
      <style:text-properties style:font-name="Wingdings" fo:font-size="10pt" style:font-size-asian="10pt"/>
    </style:style>
    <style:style style:name="luecke" style:family="text">
      <style:text-properties style:text-line-through-style="none" style:text-underline-style="solid" style:text-underline-width="auto" style:text-underline-color="font-color" fo:font-weight="bold" fo:background-color="transparent"/>
    </style:style>
    <style:style style:name="WW-Absatz-Standardschriftart" style:family="text">
      <style:text-properties fo:language="de" fo:country="DE"/>
    </style:style>
    <style:style style:name="HTML_20_Akronym" style:display-name="HTML Akronym" style:family="text" style:parent-style-name="WW-Absatz-Standardschriftart"/>
    <style:style style:name="bsp_5f_lsg_20_Char_20_Char" style:display-name="bsp_lsg Char Char" style:family="text" style:parent-style-name="WW-Absatz-Standardschriftart">
      <style:text-properties style:font-name="Courier New1" fo:letter-spacing="-0.018cm" style:language-complex="ar" style:country-complex="SA"/>
    </style:style>
    <style:style style:name="WW8Num5z0" style:family="text">
      <style:text-properties style:font-name="Symbol"/>
    </style:style>
    <style:style style:name="HTML_20_Code" style:display-name="HTML Code" style:family="text" style:parent-style-name="WW-Absatz-Standardschriftart">
      <style:text-properties style:font-name="Courier New1" fo:font-size="10pt" style:font-size-asian="10pt" style:font-size-complex="10pt"/>
    </style:style>
    <style:style style:name="WW8Num80z0" style:family="text">
      <style:text-properties style:font-name="Symbol"/>
    </style:style>
    <style:style style:name="WW8Num80z1" style:family="text">
      <style:text-properties style:font-name="Courier New1" style:font-name-complex="Courier New1"/>
    </style:style>
    <style:style style:name="WW8Num80z2" style:family="text">
      <style:text-properties style:font-name="Wingdings"/>
    </style:style>
    <style:style style:name="WW8Num89z0" style:family="text">
      <style:text-properties style:font-name="Symbol"/>
    </style:style>
    <style:style style:name="WW8Num89z1" style:family="text">
      <style:text-properties style:font-name="Courier New1" style:font-name-complex="Courier New1"/>
    </style:style>
    <style:style style:name="WW8Num89z2" style:family="text">
      <style:text-properties style:font-name="Wingdings"/>
    </style:style>
    <style:style style:name="WW8Num115z0" style:family="text">
      <style:text-properties style:font-name="Symbol"/>
    </style:style>
    <style:style style:name="WW8Num115z1" style:family="text">
      <style:text-properties style:font-name="Courier New1" style:font-name-complex="Courier New1"/>
    </style:style>
    <style:style style:name="WW8Num115z2" style:family="text">
      <style:text-properties style:font-name="Wingdings"/>
    </style:style>
    <style:style style:name="WW8Num107z0" style:family="text">
      <style:text-properties style:font-name="Symbol"/>
    </style:style>
    <style:style style:name="WW8Num107z1" style:family="text">
      <style:text-properties style:font-name="Courier New1" style:font-name-complex="Courier New1"/>
    </style:style>
    <style:style style:name="WW8Num107z2" style:family="text">
      <style:text-properties style:font-name="Wingdings"/>
    </style:style>
    <style:style style:name="WW8Num40z0" style:family="text">
      <style:text-properties style:font-name="Symbol"/>
    </style:style>
    <style:style style:name="WW8Num40z1" style:family="text">
      <style:text-properties style:font-name="Courier New1" style:font-name-complex="Courier New1"/>
    </style:style>
    <style:style style:name="WW8Num40z2" style:family="text">
      <style:text-properties style:font-name="Wingdings"/>
    </style:style>
    <style:style style:name="WW8Num74z0" style:family="text">
      <style:text-properties style:font-name="Symbol"/>
    </style:style>
    <style:style style:name="WW8Num74z1" style:family="text">
      <style:text-properties style:font-name="Courier New1" style:font-name-complex="Courier New1"/>
    </style:style>
    <style:style style:name="WW8Num74z2" style:family="text">
      <style:text-properties style:font-name="Wingdings"/>
    </style:style>
    <style:style style:name="WW8Num94z0" style:family="text">
      <style:text-properties style:font-name="Symbol"/>
    </style:style>
    <style:style style:name="WW8Num94z1" style:family="text">
      <style:text-properties style:font-name="Courier New1" style:font-name-complex="Courier New1"/>
    </style:style>
    <style:style style:name="WW8Num94z2" style:family="text">
      <style:text-properties style:font-name="Wingdings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 " style:num-format="1">
        <style:list-level-properties text:min-label-distance="0.381cm"/>
      </text:outline-level-style>
      <text:outline-level-style text:level="2" style:num-suffix=". " style:num-format="1" text:display-levels="2">
        <style:list-level-properties text:min-label-distance="0.381cm"/>
      </text:outline-level-style>
      <text:outline-level-style text:level="3" style:num-suffix=". " style:num-format="1" text:display-levels="3">
        <style:list-level-properties text:min-label-distance="0.381cm"/>
      </text:outline-level-style>
      <text:outline-level-style text:level="4" style:num-format="1" text:display-levels="3">
        <style:list-level-properties text:min-label-distance="0.381cm"/>
      </text:outline-level-style>
      <text:outline-level-style text:level="5" style:num-format="1" text:display-levels="3">
        <style:list-level-properties text:min-label-distance="0.381cm"/>
      </text:outline-level-style>
      <text:outline-level-style text:level="6" style:num-format="1" text:display-levels="3">
        <style:list-level-properties text:min-label-distance="0.381cm"/>
      </text:outline-level-style>
      <text:outline-level-style text:level="7" style:num-format="1" text:display-levels="3">
        <style:list-level-properties text:min-label-distance="0.381cm"/>
      </text:outline-level-style>
      <text:outline-level-style text:level="8" style:num-format="1" text:display-levels="3">
        <style:list-level-properties text:min-label-distance="0.381cm"/>
      </text:outline-level-style>
      <text:outline-level-style text:level="9" style:num-format="1" text:display-levels="3">
        <style:list-level-properties text:min-label-distance="0.381cm"/>
      </text:outline-level-style>
      <text:outline-level-style text:level="10" style:num-format="1" text:display-levels="3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min-label-distance="0.349cm"/>
      </text:list-level-style-number>
      <text:list-level-style-number text:level="2" text:style-name="Numbering_20_Symbols" style:num-prefix=" " style:num-suffix=" " style:num-format="1" text:display-levels="2">
        <style:list-level-properties text:min-label-distance="0.349cm"/>
      </text:list-level-style-number>
      <text:list-level-style-number text:level="3" text:style-name="Numbering_20_Symbols" style:num-prefix=" " style:num-suffix=" " style:num-format="1" text:display-levels="3">
        <style:list-level-properties text:min-label-distance="0.349cm"/>
      </text:list-level-style-number>
      <text:list-level-style-number text:level="4" text:style-name="Numbering_20_Symbols" style:num-prefix=" " style:num-suffix=" " style:num-format="1" text:display-levels="4">
        <style:list-level-properties text:min-label-distance="0.349cm"/>
      </text:list-level-style-number>
      <text:list-level-style-number text:level="5" text:style-name="Numbering_20_Symbols" style:num-prefix=" " style:num-suffix=" " style:num-format="1" text:display-levels="5">
        <style:list-level-properties text:min-label-distance="0.349cm"/>
      </text:list-level-style-number>
      <text:list-level-style-number text:level="6" text:style-name="Numbering_20_Symbols" style:num-prefix=" " style:num-suffix=" " style:num-format="1" text:display-levels="6">
        <style:list-level-properties text:min-label-distance="0.349cm"/>
      </text:list-level-style-number>
      <text:list-level-style-number text:level="7" text:style-name="Numbering_20_Symbols" style:num-prefix=" " style:num-suffix=" " style:num-format="1" text:display-levels="7">
        <style:list-level-properties text:min-label-distance="0.349cm"/>
      </text:list-level-style-number>
      <text:list-level-style-number text:level="8" text:style-name="Numbering_20_Symbols" style:num-prefix=" " style:num-suffix=" " style:num-format="1" text:display-levels="8">
        <style:list-level-properties text:min-label-distance="0.349cm"/>
      </text:list-level-style-number>
      <text:list-level-style-number text:level="9" text:style-name="Numbering_20_Symbols" style:num-prefix=" " style:num-suffix=" " style:num-format="1" text:display-levels="9">
        <style:list-level-properties text:min-label-distance="0.349cm"/>
      </text:list-level-style-number>
      <text:list-level-style-number text:level="10" text:style-name="Numbering_20_Symbols" style:num-prefix=" " style:num-suffix=" " style:num-format="1" text:display-levels="10">
        <style:list-level-properties text:min-label-distance="0.34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WW8StyleNum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StyleNum1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8" text:consecutive-numbering="true">
      <text:list-level-style-bullet text:level="1" text:style-name="WW8Num7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52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52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3" text:consecutive-numbering="true">
      <text:list-level-style-bullet text:level="1" text:style-name="WW8Num10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3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3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3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3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55z1" text:bullet-char="o">
        <style:list-level-properties text:space-before="1.905cm" text:min-label-width="0.635cm"/>
        <style:text-properties style:font-name="Courier New"/>
      </text:list-level-style-bullet>
      <text:list-level-style-number text:level="3" style:num-suffix="." style:num-format="1">
        <style:list-level-properties text:space-before="3.175cm" text:min-label-width="0.635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1">
        <style:list-level-properties text:space-before="5.715cm" text:min-label-width="0.635cm"/>
      </text:list-level-style-number>
      <text:list-level-style-number text:level="6" style:num-suffix="." style:num-format="1">
        <style:list-level-properties text:space-before="6.985cm" text:min-label-width="0.635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10.79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48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48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4" text:consecutive-numbering="true">
      <text:list-level-style-bullet text:level="1" text:style-name="WW8Num10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4z2" text:bullet-char="">
        <style:list-level-properties text:space-before="4.445cm" text:min-label-width="0.635cm"/>
        <style:text-properties style:font-name="Wingdings"/>
      </text:list-level-style-bullet>
      <text:list-level-style-bullet text:level="5" text:style-name="WW8Num104z2" text:bullet-char="">
        <style:list-level-properties text:space-before="5.715cm" text:min-label-width="0.635cm"/>
        <style:text-properties style:font-name="Wingdings"/>
      </text:list-level-style-bullet>
      <text:list-level-style-bullet text:level="6" text:style-name="WW8Num10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4z2" text:bullet-char="">
        <style:list-level-properties text:space-before="8.255cm" text:min-label-width="0.635cm"/>
        <style:text-properties style:font-name="Wingdings"/>
      </text:list-level-style-bullet>
      <text:list-level-style-bullet text:level="8" text:style-name="WW8Num104z2" text:bullet-char="">
        <style:list-level-properties text:space-before="9.525cm" text:min-label-width="0.635cm"/>
        <style:text-properties style:font-name="Wingdings"/>
      </text:list-level-style-bullet>
      <text:list-level-style-bullet text:level="9" text:style-name="WW8Num10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text:style-name="WW8Num5z0" style:num-prefix="Aufgabe " style:num-suffix=" " style:num-format="1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0" text:consecutive-numbering="true">
      <text:list-level-style-bullet text:level="1" text:style-name="WW8Num8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9" text:consecutive-numbering="true">
      <text:list-level-style-bullet text:level="1" text:style-name="WW8Num8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89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8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8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89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8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8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89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8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5" text:consecutive-numbering="true">
      <text:list-level-style-bullet text:level="1" text:style-name="WW8Num11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7" text:consecutive-numbering="true">
      <text:list-level-style-bullet text:level="1" text:style-name="WW8Num10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07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0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0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07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0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0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07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0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4" text:consecutive-numbering="true">
      <text:list-level-style-bullet text:level="1" text:style-name="WW8Num7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7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7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7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7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7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7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7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7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4" text:consecutive-numbering="true">
      <text:list-level-style-bullet text:level="1" text:style-name="WW8Num9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94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94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4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94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4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94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Informatik<text:tab/><text:file-name text:display="name-and-extension">AB-SORTIEREN-C-int-txt-struct-Sort.odt</text:file-name><text:tab/>Arbeitsunterlage</text:p>
      </style:header>
      <style:footer>
        <text:p text:style-name="Footer">Informatik<text:tab/><text:tab/><text:page-number text:select-page="current">4</text:page-number>/<text:page-count>4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0.4$Linux_X86_64 LibreOffice_project/410m0$Build-4</meta:generator>
    <meta:initial-creator>Anton Hofmann</meta:initial-creator>
    <meta:creation-date>2007-09-07T12:41:22</meta:creation-date>
    <dc:creator>hofmann </dc:creator>
    <dc:date>2014-10-15T20:53:19.005987520</dc:date>
    <dc:language>de-DE</dc:language>
    <meta:editing-cycles>112</meta:editing-cycles>
    <meta:editing-duration>P1DT9H3M1S</meta:editing-duration>
    <meta:document-statistic meta:table-count="0" meta:image-count="0" meta:object-count="0" meta:page-count="4" meta:paragraph-count="139" meta:word-count="384" meta:character-count="3666" meta:non-whitespace-character-count="3309"/>
    <meta:user-defined meta:name="Info 1"/>
    <meta:user-defined meta:name="Info 2"/>
    <meta:user-defined meta:name="Info 3"/>
    <meta:user-defined meta:name="Info 4"/>
    <meta:template xlink:type="simple" xlink:actuate="onRequest" xlink:title="arbeitsunterlage" xlink:href="../../../../../../../../Dokumente%20und%20Einstellungen/ahofmann/Anwendungsdaten/OpenOffice.org2/user/template/arbeitsunterlage.ott" meta:date="2008-02-22T09:25:27"/>
  </office:meta>
</office:document-meta>
</file>